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0.661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3.35cm"/>
    </style:style>
    <style:style style:name="co12" style:family="table-column">
      <style:table-column-properties fo:break-before="auto" style:column-width="2.778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214cm"/>
    </style:style>
    <style:style style:name="co15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4"/>
    <style:style style:name="ce6" style:family="table-cell" style:parent-style-name="Default">
      <style:table-cell-properties fo:border="none"/>
    </style:style>
    <style:style style:name="ce5" style:family="table-cell" style:parent-style-name="Default">
      <style:text-properties fo:color="#ff57ff"/>
    </style:style>
    <style:style style:name="ce2" style:family="table-cell" style:parent-style-name="Default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1-1" table:style-name="ta1">
        <table:shapes>
          <draw:frame draw:z-index="0" draw:style-name="gr1" draw:text-style-name="P1" svg:width="15.999cm" svg:height="8.999cm" svg:x="14.284cm" svg:y="1.003cm">
            <draw:object draw:notify-on-update-of-ranges="'11-1'.C3:'11-1'.C3 '11-1'.C4:'11-1'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kg:</text:p>
          </table:table-cell>
          <table:table-cell office:value-type="string" calcext:value-type="string">
            <text:p>github.com/davecb/stupidestCache/src/stupidestCa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u:</text:p>
          </table:table-cell>
          <table:table-cell office:value-type="string" calcext:value-type="string">
            <text:p>11th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ntel(R)</text:p>
          </table:table-cell>
          <table:table-cell office:value-type="string" calcext:value-type="string">
            <text:p>Core(TM)</text:p>
          </table:table-cell>
          <table:table-cell office:value-type="string" calcext:value-type="string">
            <text:p>i7-11850H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2.50GH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s/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129867" calcext:value-type="float">
            <text:p>3129867</text:p>
          </table:table-cell>
          <table:table-cell office:value-type="float" office:value="338.2" calcext:value-type="float">
            <text:p>338.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39097" calcext:value-type="float">
            <text:p>3339097</text:p>
          </table:table-cell>
          <table:table-cell office:value-type="float" office:value="324.9" calcext:value-type="float">
            <text:p>324.9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58574" calcext:value-type="float">
            <text:p>3258574</text:p>
          </table:table-cell>
          <table:table-cell office:value-type="float" office:value="345.5" calcext:value-type="float">
            <text:p>345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17854" calcext:value-type="float">
            <text:p>3317854</text:p>
          </table:table-cell>
          <table:table-cell office:value-type="float" office:value="357.2" calcext:value-type="float">
            <text:p>357.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23566" calcext:value-type="float">
            <text:p>3323566</text:p>
          </table:table-cell>
          <table:table-cell office:value-type="float" office:value="333.9" calcext:value-type="float">
            <text:p>333.9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730078" calcext:value-type="float">
            <text:p>3730078</text:p>
          </table:table-cell>
          <table:table-cell office:value-type="float" office:value="322.4" calcext:value-type="float">
            <text:p>322.4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914670" calcext:value-type="float">
            <text:p>3914670</text:p>
          </table:table-cell>
          <table:table-cell office:value-type="float" office:value="333.2" calcext:value-type="float">
            <text:p>333.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82727" calcext:value-type="float">
            <text:p>3282727</text:p>
          </table:table-cell>
          <table:table-cell office:value-type="float" office:value="338.9" calcext:value-type="float">
            <text:p>338.9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31599" calcext:value-type="float">
            <text:p>3331599</text:p>
          </table:table-cell>
          <table:table-cell office:value-type="float" office:value="359.9" calcext:value-type="float">
            <text:p>359.9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35031" calcext:value-type="float">
            <text:p>3335031</text:p>
          </table:table-cell>
          <table:table-cell office:value-type="float" office:value="343.7" calcext:value-type="float">
            <text:p>343.7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910916" calcext:value-type="float">
            <text:p>3910916</text:p>
          </table:table-cell>
          <table:table-cell office:value-type="float" office:value="350.5" calcext:value-type="float">
            <text:p>350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19720" calcext:value-type="float">
            <text:p>3319720</text:p>
          </table:table-cell>
          <table:table-cell office:value-type="float" office:value="325.5" calcext:value-type="float">
            <text:p>325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776137" calcext:value-type="float">
            <text:p>3776137</text:p>
          </table:table-cell>
          <table:table-cell office:value-type="float" office:value="336.4" calcext:value-type="float">
            <text:p>336.4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442375" calcext:value-type="float">
            <text:p>3442375</text:p>
          </table:table-cell>
          <table:table-cell office:value-type="float" office:value="360.8" calcext:value-type="float">
            <text:p>360.8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44314" calcext:value-type="float">
            <text:p>324431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22717" calcext:value-type="float">
            <text:p>3222717</text:p>
          </table:table-cell>
          <table:table-cell office:value-type="float" office:value="359.5" calcext:value-type="float">
            <text:p>359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871538" calcext:value-type="float">
            <text:p>387153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657583" calcext:value-type="float">
            <text:p>3657583</text:p>
          </table:table-cell>
          <table:table-cell office:value-type="float" office:value="368.6" calcext:value-type="float">
            <text:p>368.6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703515" calcext:value-type="float">
            <text:p>3703515</text:p>
          </table:table-cell>
          <table:table-cell office:value-type="float" office:value="356.8" calcext:value-type="float">
            <text:p>356.8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62764" calcext:value-type="float">
            <text:p>3262764</text:p>
          </table:table-cell>
          <table:table-cell office:value-type="float" office:value="351.5" calcext:value-type="float">
            <text:p>351.5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13779" calcext:value-type="float">
            <text:p>3313779</text:p>
          </table:table-cell>
          <table:table-cell office:value-type="float" office:value="372.8" calcext:value-type="float">
            <text:p>372.8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329010" calcext:value-type="float">
            <text:p>3329010</text:p>
          </table:table-cell>
          <table:table-cell office:value-type="float" office:value="332.3" calcext:value-type="float">
            <text:p>332.3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003210" calcext:value-type="float">
            <text:p>300321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677768" calcext:value-type="float">
            <text:p>367776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chmarkStupid-16</text:p>
          </table:table-cell>
          <table:table-cell office:value-type="float" office:value="3285375" calcext:value-type="float">
            <text:p>3285375</text:p>
          </table:table-cell>
          <table:table-cell office:value-type="float" office:value="366.2" calcext:value-type="float">
            <text:p>366.2</text:p>
          </table:table-cell>
          <table:table-cell office:value-type="string" calcext:value-type="string">
            <text:p>ns/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github.com/davecb/stupidestCache/src/stupidestCache</text:p>
          </table:table-cell>
          <table:table-cell office:value-type="string" calcext:value-type="string">
            <text:p>38.815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4:.C28])" office:value-type="float" office:value="347.868" calcext:value-type="float">
            <text:p>347.86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D</text:p>
          </table:table-cell>
          <table:table-cell table:formula="of:=STDEV([.C4:.C28])" office:value-type="float" office:value="14.5433180533192" calcext:value-type="float">
            <text:p>14.5433180533192</text:p>
          </table:table-cell>
          <table:table-cell table:number-columns-repeated="5"/>
        </table:table-row>
      </table:table>
      <table:table table:name="11-3" table:style-name="ta1">
        <table:shapes>
          <draw:frame draw:z-index="0" draw:style-name="gr1" draw:text-style-name="P1" svg:width="15.999cm" svg:height="8.999cm" svg:x="9.655cm" svg:y="2.996cm">
            <draw:object draw:notify-on-update-of-ranges="'11-3'.C6:'11-3'.C6 '11-3'.C7:'11-3'.C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cd ../../src/mvp; go test -bench=. -count 25 -run=^# | tee s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s</text:p>
          </table:table-cell>
          <table:table-cell office:value-type="string" calcext:value-type="string">
            <text:p><text:s/>linux</text:p>
          </table:table-cell>
          <table:table-cell/>
        </table:table-row>
        <table:table-row table:style-name="ro1">
          <table:table-cell office:value-type="string" calcext:value-type="string">
            <text:p>goarch</text:p>
          </table:table-cell>
          <table:table-cell office:value-type="string" calcext:value-type="string">
            <text:p><text:s/>amd64</text:p>
          </table:table-cell>
          <table:table-cell/>
        </table:table-row>
        <table:table-row table:style-name="ro1">
          <table:table-cell office:value-type="string" calcext:value-type="string">
            <text:p>pkg</text:p>
          </table:table-cell>
          <table:table-cell office:value-type="string" calcext:value-type="string">
            <text:p><text:s/>github.com/davecb/stupidestCache/src/mvp</text:p>
          </table:table-cell>
          <table:table-cell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<text:s/>11th Gen Intel(R) Core(TM) i7-11850H @ 2.50GH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77292" calcext:value-type="float">
            <text:p>1777292</text:p>
          </table:table-cell>
          <table:table-cell office:value-type="float" office:value="696.1" calcext:value-type="float">
            <text:p>696.1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7080" calcext:value-type="float">
            <text:p>1757080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87050" calcext:value-type="float">
            <text:p>1787050</text:p>
          </table:table-cell>
          <table:table-cell office:value-type="float" office:value="680.6" calcext:value-type="float">
            <text:p>680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8427" calcext:value-type="float">
            <text:p>1758427</text:p>
          </table:table-cell>
          <table:table-cell office:value-type="float" office:value="702.1" calcext:value-type="float">
            <text:p>702.1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7256" calcext:value-type="float">
            <text:p>1767256</text:p>
          </table:table-cell>
          <table:table-cell office:value-type="float" office:value="679.7" calcext:value-type="float">
            <text:p>679.7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7993" calcext:value-type="float">
            <text:p>1767993</text:p>
          </table:table-cell>
          <table:table-cell office:value-type="float" office:value="685.6" calcext:value-type="float">
            <text:p>685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17846" calcext:value-type="float">
            <text:p>1717846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36882" calcext:value-type="float">
            <text:p>1736882</text:p>
          </table:table-cell>
          <table:table-cell office:value-type="float" office:value="672.2" calcext:value-type="float">
            <text:p>672.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3880" calcext:value-type="float">
            <text:p>1763880</text:p>
          </table:table-cell>
          <table:table-cell office:value-type="float" office:value="682.4" calcext:value-type="float">
            <text:p>682.4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79057" calcext:value-type="float">
            <text:p>1779057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0350" calcext:value-type="float">
            <text:p>1760350</text:p>
          </table:table-cell>
          <table:table-cell office:value-type="float" office:value="676.3" calcext:value-type="float">
            <text:p>676.3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73122" calcext:value-type="float">
            <text:p>1773122</text:p>
          </table:table-cell>
          <table:table-cell office:value-type="float" office:value="674.6" calcext:value-type="float">
            <text:p>674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6726" calcext:value-type="float">
            <text:p>1766726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1598" calcext:value-type="float">
            <text:p>1751598</text:p>
          </table:table-cell>
          <table:table-cell office:value-type="float" office:value="695.7" calcext:value-type="float">
            <text:p>695.7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47148" calcext:value-type="float">
            <text:p>1747148</text:p>
          </table:table-cell>
          <table:table-cell office:value-type="float" office:value="689.3" calcext:value-type="float">
            <text:p>689.3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48691" calcext:value-type="float">
            <text:p>1748691</text:p>
          </table:table-cell>
          <table:table-cell office:value-type="float" office:value="691.6" calcext:value-type="float">
            <text:p>691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28224" calcext:value-type="float">
            <text:p>1728224</text:p>
          </table:table-cell>
          <table:table-cell office:value-type="float" office:value="678.3" calcext:value-type="float">
            <text:p>678.3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8103" calcext:value-type="float">
            <text:p>1758103</text:p>
          </table:table-cell>
          <table:table-cell office:value-type="float" office:value="675.7" calcext:value-type="float">
            <text:p>675.7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8188" calcext:value-type="float">
            <text:p>1758188</text:p>
          </table:table-cell>
          <table:table-cell office:value-type="float" office:value="681.4" calcext:value-type="float">
            <text:p>681.4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15560" calcext:value-type="float">
            <text:p>1715560</text:p>
          </table:table-cell>
          <table:table-cell office:value-type="float" office:value="717.2" calcext:value-type="float">
            <text:p>717.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68409" calcext:value-type="float">
            <text:p>1668409</text:p>
          </table:table-cell>
          <table:table-cell office:value-type="float" office:value="730.6" calcext:value-type="float">
            <text:p>730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79222" calcext:value-type="float">
            <text:p>1679222</text:p>
          </table:table-cell>
          <table:table-cell office:value-type="float" office:value="710.9" calcext:value-type="float">
            <text:p>710.9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12658" calcext:value-type="float">
            <text:p>1712658</text:p>
          </table:table-cell>
          <table:table-cell office:value-type="float" office:value="726.1" calcext:value-type="float">
            <text:p>726.1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39016" calcext:value-type="float">
            <text:p>1639016</text:p>
          </table:table-cell>
          <table:table-cell office:value-type="float" office:value="740.8" calcext:value-type="float">
            <text:p>740.8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06820" calcext:value-type="float">
            <text:p>1606820</text:p>
          </table:table-cell>
          <table:table-cell office:value-type="float" office:value="722.5" calcext:value-type="float">
            <text:p>722.5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 <text:s/></text:p>
          </table:table-cell>
          <table:table-cell office:value-type="string" calcext:value-type="string">
            <text:p>github.com/davecb/stupidestCache/src/mvp</text:p>
          </table:table-cell>
          <table:table-cell office:value-type="string" calcext:value-type="string">
            <text:p>47.577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7:.C31])" office:value-type="float" office:value="692.948" calcext:value-type="float">
            <text:p>692.948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STDEV([.C7:.C31])" office:value-type="float" office:value="20.1676333101664" calcext:value-type="float">
            <text:p>20.1676333101664</text:p>
          </table:table-cell>
        </table:table-row>
      </table:table>
      <table:table table:name="11-2 etc" table:style-name="ta1">
        <table:shapes>
          <draw:frame draw:z-index="0" draw:style-name="gr1" draw:text-style-name="P1" svg:width="15.999cm" svg:height="8.999cm" svg:x="34.132cm" svg:y="2.624cm">
            <draw:object draw:notify-on-update-of-ranges="'11-2 etc'.A13:'11-2 etc'.A22 '11-2 etc'.B12:'11-2 etc'.B12 '11-2 etc'.B13:'11-2 etc'.B22 '11-2 etc'.A13:'11-2 etc'.A22 '11-2 etc'.C12:'11-2 etc'.C12 '11-2 etc'.C13:'11-2 etc'.C22 '11-2 etc'.A13:'11-2 etc'.A22 '11-2 etc'.D12:'11-2 etc'.D12 '11-2 etc'.D13:'11-2 etc'.D22 '11-2 etc'.A13:'11-2 etc'.A22 '11-2 etc'.E12:'11-2 etc'.E12 '11-2 etc'.E13:'11-2 etc'.E22 '11-2 etc'.A13:'11-2 etc'.A22 '11-2 etc'.F12:'11-2 etc'.F12 '11-2 etc'.F13:'11-2 etc'.F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" draw:text-style-name="P1" svg:width="15.999cm" svg:height="8.999cm" svg:x="24.562cm" svg:y="52.445cm">
            <draw:object draw:notify-on-update-of-ranges="'11-2 etc'.A121:'11-2 etc'.A136 '11-2 etc'.B120:'11-2 etc'.B120 '11-2 etc'.B121:'11-2 etc'.B136 '11-2 etc'.A121:'11-2 etc'.A136 '11-2 etc'.C120:'11-2 etc'.C120 '11-2 etc'.C121:'11-2 etc'.C136 '11-2 etc'.A121:'11-2 etc'.A136 '11-2 etc'.D120:'11-2 etc'.D120 '11-2 etc'.D121:'11-2 etc'.D13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15.999cm" svg:height="8.999cm" svg:x="24.611cm" svg:y="61.346cm">
            <draw:object draw:notify-on-update-of-ranges="'11-2 etc'.E121:'11-2 etc'.E136 '11-2 etc'.F120:'11-2 etc'.F120 '11-2 etc'.F121:'11-2 etc'.F136 '11-2 etc'.E121:'11-2 etc'.E136 '11-2 etc'.G120:'11-2 etc'.G120 '11-2 etc'.G121:'11-2 etc'.G136 '11-2 etc'.E121:'11-2 etc'.E136 '11-2 etc'.H120:'11-2 etc'.H120 '11-2 etc'.H121:'11-2 etc'.H1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number-columns-repeated="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formula="of:=[$s1.A2]" office:value-type="string" office:string-value="average" calcext:value-type="string">
            <text:p>average</text:p>
          </table:table-cell>
          <table:table-cell office:value-type="string" calcext:value-type="string">
            <text:p>SD</text:p>
          </table:table-cell>
          <table:table-cell/>
          <table:table-cell table:style-name="ce6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s0</text:p>
          </table:table-cell>
          <table:table-cell table:formula="of:=[$'11-1'.C32]" office:value-type="float" office:value="347.868" calcext:value-type="float">
            <text:p>347.87</text:p>
          </table:table-cell>
          <table:table-cell table:formula="of:=[$'11-1'.C33]" office:value-type="float" office:value="14.5433180533192" calcext:value-type="float">
            <text:p>14.5433180533192</text:p>
          </table:table-cell>
          <table:table-cell/>
          <table:table-cell table:style-name="ce6" table:number-columns-repeated="5"/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s1</text:p>
          </table:table-cell>
          <table:table-cell table:formula="of:=[$s1.B2]" office:value-type="float" office:value="335" calcext:value-type="float">
            <text:p>335.00</text:p>
          </table:table-cell>
          <table:table-cell table:formula="of:=[$s1.B3]" office:value-type="float" office:value="19" calcext:value-type="float">
            <text:p>19</text:p>
          </table:table-cell>
          <table:table-cell/>
          <table:table-cell table:style-name="ce6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s2</text:p>
          </table:table-cell>
          <table:table-cell table:formula="of:=[$'11-3'.C35]" office:value-type="float" office:value="692.948" calcext:value-type="float">
            <text:p>692.95</text:p>
          </table:table-cell>
          <table:table-cell table:formula="of:=[$'11-3'.C36]" office:value-type="float" office:value="20.1676333101664" calcext:value-type="float">
            <text:p>20.1676333101664</text:p>
          </table:table-cell>
          <table:table-cell/>
          <table:table-cell table:style-name="ce6" table:number-columns-repeated="5"/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imit line</text:p>
          </table:table-cell>
          <table:table-cell office:value-type="float" office:value="500" calcext:value-type="float">
            <text:p>500.0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>
            <draw:frame draw:z-index="1" draw:style-name="gr1" draw:text-style-name="P1" svg:width="15.999cm" svg:height="8.999cm" svg:x="2.094cm" svg:y="0.24cm">
              <draw:object draw:notify-on-update-of-ranges="'11-2 etc'.A13:'11-2 etc'.A23 '11-2 etc'.B12:'11-2 etc'.B12 '11-2 etc'.B13:'11-2 etc'.B2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string" calcext:value-type="string">
            <text:p>This is the limit line graph, at 500 nanoseco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"# General closed solution from PDQ where serviceDemand = 5e-08, centers = 1,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"# think time = 5e-08 dmax = 0"</text:p>
          </table:table-cell>
          <table:table-cell table:number-columns-repeated="2"/>
          <table:table-cell office:value-type="string" calcext:value-type="string">
            <text:p>10 100 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QueueLe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ponse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,000,000.0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00000" calcext:value-type="float">
            <text:p>16,000,000.00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50000" calcext:value-type="float">
            <text:p>18,750,000.00</text:p>
          </table:table-cell>
          <table:table-cell office:value-type="float" office:value="0.9375" calcext:value-type="float">
            <text:p>0.9375</text:p>
          </table:table-cell>
          <table:table-cell office:value-type="float" office:value="2.0625" calcext:value-type="float">
            <text:p>2.0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92307.692308" calcext:value-type="float">
            <text:p>19,692,307.69</text:p>
          </table:table-cell>
          <table:table-cell office:value-type="float" office:value="0.984615" calcext:value-type="float">
            <text:p>0.984615</text:p>
          </table:table-cell>
          <table:table-cell office:value-type="float" office:value="3.015385" calcext:value-type="float">
            <text:p>3.015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38650.306748" calcext:value-type="float">
            <text:p>19,938,650.31</text:p>
          </table:table-cell>
          <table:table-cell office:value-type="float" office:value="0.996933" calcext:value-type="float">
            <text:p>0.996933</text:p>
          </table:table-cell>
          <table:table-cell office:value-type="float" office:value="4.003067" calcext:value-type="float">
            <text:p>4.003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89780.275933" calcext:value-type="float">
            <text:p>19,989,780.28</text:p>
          </table:table-cell>
          <table:table-cell office:value-type="float" office:value="0.999489" calcext:value-type="float">
            <text:p>0.999489</text:p>
          </table:table-cell>
          <table:table-cell office:value-type="float" office:value="5.000511" calcext:value-type="float">
            <text:p>5.000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98540.145985" calcext:value-type="float">
            <text:p>19,998,540.15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6.000073" calcext:value-type="float">
            <text:p>6.000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99817.519913" calcext:value-type="float">
            <text:p>19,999,817.52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7.000009" calcext:value-type="float">
            <text:p>7.000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99979.724455" calcext:value-type="float">
            <text:p>19,999,979.7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8.000001" calcext:value-type="float">
            <text:p>8.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99997.972446" calcext:value-type="float">
            <text:p>19,999,997.9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999999.815677" calcext:value-type="float">
            <text:p>19,999,999.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7"/>
          <table:table-cell>
            <draw:frame draw:z-index="2" draw:style-name="gr1" draw:text-style-name="P1" svg:width="15.999cm" svg:height="8.999cm" svg:x="2.206cm" svg:y="0.003cm">
              <draw:object draw:notify-on-update-of-ranges="'11-2 etc'.A13:'11-2 etc'.A23 '11-2 etc'.F12:'11-2 etc'.F12 '11-2 etc'.F13:'11-2 etc'.F23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 office:value-type="string" calcext:value-type="string">
            <text:p>First test: </text:p>
          </table:table-cell>
          <table:table-cell office:value-type="string" calcext:value-type="string">
            <text:p>"# General closed solution from PDQ where serviceDemand = 5e-08, centers = 1,"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"# think time = 5e-08 dmax = 0"</text:p>
          </table:table-cell>
          <table:table-cell table:number-columns-repeated="2"/>
          <table:table-cell office:value-type="string" calcext:value-type="string">
            <text:p>1 10 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put hit maxim immediately. Latenct was a slanted line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econd test:</text:p>
          </table:table-cell>
          <table:table-cell office:value-type="string" calcext:value-type="string">
            <text:p>"# General closed solution from PDQ where serviceDemand = 5e-08, centers = 1,"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"# think time = 5e-08 dmax = 0"</text:p>
          </table:table-cell>
          <table:table-cell table:number-columns-repeated="2"/>
          <table:table-cell office:value-type="string" calcext:value-type="string">
            <text:p>1 20 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hrougput looks good, rt dos a huge jump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ird, used:</text:p>
          </table:table-cell>
          <table:table-cell office:value-type="string" calcext:value-type="string">
            <text:p>"# General closed solution from PDQ where serviceDemand = 5e-08, centers = 1,"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"# think time = 5e-08 dmax = 0"</text:p>
          </table:table-cell>
          <table:table-cell table:number-columns-repeated="2"/>
          <table:table-cell office:value-type="string" calcext:value-type="string">
            <text:p>1 11 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t jumpis huge, then it plateaus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This is the s0 graph, at 347 nanoseco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"# General closed solution from PDQ where serviceDemand = 3.47e-08, centers = 1,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"# think time = 3.47e-08 dmax = 0"</text:p>
          </table:table-cell>
          <table:table-cell table:number-columns-repeated="2"/>
          <table:table-cell office:value-type="string" calcext:value-type="string">
            <text:p>10 100 10</text:p>
          </table:table-cell>
          <table:table-cell table:number-columns-repeated="4"/>
          <table:table-cell>
            <draw:frame draw:z-index="4" draw:style-name="gr1" draw:text-style-name="P1" svg:width="15.999cm" svg:height="8.999cm" svg:x="0.001cm" svg:y="0.001cm">
              <draw:object draw:notify-on-update-of-ranges="'11-2 etc'.A64:'11-2 etc'.A79 '11-2 etc'.B63:'11-2 etc'.B63 '11-2 etc'.B64:'11-2 etc'.B7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QueueLe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ponse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09221.902017" calcext:value-type="float">
            <text:p>14,409,221.9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054755.043228" calcext:value-type="float">
            <text:p>23,054,755.04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17291.066282" calcext:value-type="float">
            <text:p>27,017,291.07</text:p>
          </table:table-cell>
          <table:table-cell office:value-type="float" office:value="0.9375" calcext:value-type="float">
            <text:p>0.9375</text:p>
          </table:table-cell>
          <table:table-cell office:value-type="float" office:value="2.0625" calcext:value-type="float">
            <text:p>2.0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375083.130126" calcext:value-type="float">
            <text:p>28,375,083.13</text:p>
          </table:table-cell>
          <table:table-cell office:value-type="float" office:value="0.984615" calcext:value-type="float">
            <text:p>0.984615</text:p>
          </table:table-cell>
          <table:table-cell office:value-type="float" office:value="3.015385" calcext:value-type="float">
            <text:p>3.015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730043.669666" calcext:value-type="float">
            <text:p>28,730,043.67</text:p>
          </table:table-cell>
          <table:table-cell office:value-type="float" office:value="0.996933" calcext:value-type="float">
            <text:p>0.996933</text:p>
          </table:table-cell>
          <table:table-cell office:value-type="float" office:value="4.003067" calcext:value-type="float">
            <text:p>4.003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803717.976848" calcext:value-type="float">
            <text:p>28,803,717.98</text:p>
          </table:table-cell>
          <table:table-cell office:value-type="float" office:value="0.999489" calcext:value-type="float">
            <text:p>0.999489</text:p>
          </table:table-cell>
          <table:table-cell office:value-type="float" office:value="5.000511" calcext:value-type="float">
            <text:p>5.000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16340.26799" calcext:value-type="float">
            <text:p>28,816,340.27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6.000073" calcext:value-type="float">
            <text:p>6.000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18180.864428" calcext:value-type="float">
            <text:p>28,818,180.86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7.000009" calcext:value-type="float">
            <text:p>7.000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818414.588552" calcext:value-type="float">
            <text:p>28,818,414.59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8.000001" calcext:value-type="float">
            <text:p>8.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818440.882487" calcext:value-type="float">
            <text:p>28,818,440.8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818443.538439" calcext:value-type="float">
            <text:p>28,818,443.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818443.781902" calcext:value-type="float">
            <text:p>28,818,443.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818443.802332" calcext:value-type="float">
            <text:p>28,818,443.8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818443.803913" calcext:value-type="float">
            <text:p>28,818,443.8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818443.804026" calcext:value-type="float">
            <text:p>28,818,443.8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18443.804034" calcext:value-type="float">
            <text:p>28,818,443.8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00001" calcext:value-type="float">
            <text:p>0.000001</text:p>
          </table:table-cell>
          <table:table-cell/>
          <table:table-cell>
            <draw:frame draw:z-index="3" draw:style-name="gr1" draw:text-style-name="P1" svg:width="15.999cm" svg:height="8.999cm" svg:x="2.206cm" svg:y="0.002cm">
              <draw:object draw:notify-on-update-of-ranges="'11-2 etc'.A64:'11-2 etc'.A79 '11-2 etc'.F63:'11-2 etc'.F63 '11-2 etc'.F64:'11-2 etc'.F79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1">
          <table:table-cell table:number-columns-repeated="19"/>
        </table:table-row>
        <table:table-row table:style-name="ro1">
          <table:table-cell office:value-type="string" calcext:value-type="string">
            <text:p>This is the s2 graph, at 692.95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"# General closed solution from PDQ where serviceDemand = 6.95e-08, centers = 1,"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"# think time = 6.95e-08 dmax = 0"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Load</text:p>
          </table:table-cell>
          <table:table-cell table:style-name="Default" office:value-type="string" calcext:value-type="string">
            <text:p>Throughpu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QueueLe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Response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7194244.604317" calcext:value-type="float">
            <text:p>7194244.604317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1510791.366906" calcext:value-type="float">
            <text:p>11510791.366906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3489208.633094" calcext:value-type="float">
            <text:p>13489208.633094</text:p>
          </table:table-cell>
          <table:table-cell office:value-type="float" office:value="0.9375" calcext:value-type="float">
            <text:p>0.9375</text:p>
          </table:table-cell>
          <table:table-cell office:value-type="float" office:value="2.0625" calcext:value-type="float">
            <text:p>2.0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4167127.836193" calcext:value-type="float">
            <text:p>14167127.836193</text:p>
          </table:table-cell>
          <table:table-cell office:value-type="float" office:value="0.984615" calcext:value-type="float">
            <text:p>0.984615</text:p>
          </table:table-cell>
          <table:table-cell office:value-type="float" office:value="3.015385" calcext:value-type="float">
            <text:p>3.015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4344352.738668" calcext:value-type="float">
            <text:p>14344352.738668</text:p>
          </table:table-cell>
          <table:table-cell office:value-type="float" office:value="0.996933" calcext:value-type="float">
            <text:p>0.996933</text:p>
          </table:table-cell>
          <table:table-cell office:value-type="float" office:value="4.003067" calcext:value-type="float">
            <text:p>4.003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4381136.88916" calcext:value-type="float">
            <text:p>14381136.88916</text:p>
          </table:table-cell>
          <table:table-cell office:value-type="float" office:value="0.999489" calcext:value-type="float">
            <text:p>0.999489</text:p>
          </table:table-cell>
          <table:table-cell office:value-type="float" office:value="5.000511" calcext:value-type="float">
            <text:p>5.000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4387438.953946" calcext:value-type="float">
            <text:p>14387438.953946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6.000073" calcext:value-type="float">
            <text:p>6.000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14388357.927995" calcext:value-type="float">
            <text:p>14388357.927995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7.000009" calcext:value-type="float">
            <text:p>7.000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14388474.62191" calcext:value-type="float">
            <text:p>14388474.6219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8.000001" calcext:value-type="float">
            <text:p>8.000001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 calcext:value-type="string">
            <text:p>Comparison of all three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This is the comparative on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 table:number-columns-repeated="3"/>
          <table:table-cell office:value-type="string" calcext:value-type="string">
            <text:p>response t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Limit 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2</text:p>
          </table:table-cell>
          <table:table-cell table:formula="of:=[.A120]" office:value-type="string" office:string-value="Load" calcext:value-type="string">
            <text:p>Load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2 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,000,000.00</text:p>
          </table:table-cell>
          <table:table-cell table:style-name="ce8" office:value-type="float" office:value="14409221.902017" calcext:value-type="float">
            <text:p>14,409,221.90</text:p>
          </table:table-cell>
          <table:table-cell table:style-name="ce8" office:value-type="float" office:value="7194244.604317" calcext:value-type="float">
            <text:p>7,194,244.60</text:p>
          </table:table-cell>
          <table:table-cell table:formula="of:=[.A121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00000" calcext:value-type="float">
            <text:p>16,000,000.00</text:p>
          </table:table-cell>
          <table:table-cell table:style-name="ce8" office:value-type="float" office:value="23054755.043228" calcext:value-type="float">
            <text:p>23,054,755.04</text:p>
          </table:table-cell>
          <table:table-cell table:style-name="ce8" office:value-type="float" office:value="11510791.366906" calcext:value-type="float">
            <text:p>11,510,791.37</text:p>
          </table:table-cell>
          <table:table-cell table:formula="of:=[.A122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50000" calcext:value-type="float">
            <text:p>18,750,000.00</text:p>
          </table:table-cell>
          <table:table-cell table:style-name="ce8" office:value-type="float" office:value="27017291.066282" calcext:value-type="float">
            <text:p>27,017,291.07</text:p>
          </table:table-cell>
          <table:table-cell table:style-name="ce8" office:value-type="float" office:value="13489208.633094" calcext:value-type="float">
            <text:p>13,489,208.63</text:p>
          </table:table-cell>
          <table:table-cell table:formula="of:=[.A12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92307.692308" calcext:value-type="float">
            <text:p>19,692,307.69</text:p>
          </table:table-cell>
          <table:table-cell table:style-name="ce8" office:value-type="float" office:value="28375083.130126" calcext:value-type="float">
            <text:p>28,375,083.13</text:p>
          </table:table-cell>
          <table:table-cell table:style-name="ce8" office:value-type="float" office:value="14167127.836193" calcext:value-type="float">
            <text:p>14,167,127.84</text:p>
          </table:table-cell>
          <table:table-cell table:formula="of:=[.A124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38650.306748" calcext:value-type="float">
            <text:p>19,938,650.31</text:p>
          </table:table-cell>
          <table:table-cell table:style-name="ce8" office:value-type="float" office:value="28730043.669666" calcext:value-type="float">
            <text:p>28,730,043.67</text:p>
          </table:table-cell>
          <table:table-cell table:style-name="ce8" office:value-type="float" office:value="14344352.738668" calcext:value-type="float">
            <text:p>14,344,352.74</text:p>
          </table:table-cell>
          <table:table-cell table:formula="of:=[.A125]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89780.275933" calcext:value-type="float">
            <text:p>19,989,780.28</text:p>
          </table:table-cell>
          <table:table-cell table:style-name="ce8" office:value-type="float" office:value="28803717.976848" calcext:value-type="float">
            <text:p>28,803,717.98</text:p>
          </table:table-cell>
          <table:table-cell table:style-name="ce8" office:value-type="float" office:value="14381136.88916" calcext:value-type="float">
            <text:p>14,381,136.89</text:p>
          </table:table-cell>
          <table:table-cell table:formula="of:=[.A126]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98540.145985" calcext:value-type="float">
            <text:p>19,998,540.15</text:p>
          </table:table-cell>
          <table:table-cell table:style-name="ce8" office:value-type="float" office:value="28816340.26799" calcext:value-type="float">
            <text:p>28,816,340.27</text:p>
          </table:table-cell>
          <table:table-cell table:style-name="ce8" office:value-type="float" office:value="14387438.953946" calcext:value-type="float">
            <text:p>14,387,438.95</text:p>
          </table:table-cell>
          <table:table-cell table:formula="of:=[.A127]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99817.519913" calcext:value-type="float">
            <text:p>19,999,817.52</text:p>
          </table:table-cell>
          <table:table-cell table:style-name="ce8" office:value-type="float" office:value="28818180.864428" calcext:value-type="float">
            <text:p>28,818,180.86</text:p>
          </table:table-cell>
          <table:table-cell table:style-name="ce8" office:value-type="float" office:value="14388357.927995" calcext:value-type="float">
            <text:p>14,388,357.93</text:p>
          </table:table-cell>
          <table:table-cell table:formula="of:=[.A128]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99979.724455" calcext:value-type="float">
            <text:p>19,999,979.72</text:p>
          </table:table-cell>
          <table:table-cell table:style-name="ce8" office:value-type="float" office:value="28818414.588552" calcext:value-type="float">
            <text:p>28,818,414.59</text:p>
          </table:table-cell>
          <table:table-cell table:style-name="ce8" office:value-type="float" office:value="14388474.62191" calcext:value-type="float">
            <text:p>14,388,474.62</text:p>
          </table:table-cell>
          <table:table-cell table:formula="of:=[.A129]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99997.972446" calcext:value-type="float">
            <text:p>19,999,997.97</text:p>
          </table:table-cell>
          <table:table-cell table:style-name="ce8" office:value-type="float" office:value="28818440.882487" calcext:value-type="float">
            <text:p>28,818,440.88</text:p>
          </table:table-cell>
          <table:table-cell table:style-name="ce8"/>
          <table:table-cell table:formula="of:=[.A130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999999.815677" calcext:value-type="float">
            <text:p>19,999,999.82</text:p>
          </table:table-cell>
          <table:table-cell table:style-name="ce8" office:value-type="float" office:value="28818443.538439" calcext:value-type="float">
            <text:p>28,818,443.54</text:p>
          </table:table-cell>
          <table:table-cell/>
          <table:table-cell table:formula="of:=[.A131]" office:value-type="float" office:value="11" calcext:value-type="float">
            <text:p>1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8" office:value-type="float" office:value="28818443.781902" calcext:value-type="float">
            <text:p>28,818,443.78</text:p>
          </table:table-cell>
          <table:table-cell/>
          <table:table-cell table:formula="of:=[.A132]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8" office:value-type="float" office:value="28818443.802332" calcext:value-type="float">
            <text:p>28,818,443.80</text:p>
          </table:table-cell>
          <table:table-cell/>
          <table:table-cell table:formula="of:=[.A133]"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8" office:value-type="float" office:value="28818443.803913" calcext:value-type="float">
            <text:p>28,818,443.80</text:p>
          </table:table-cell>
          <table:table-cell/>
          <table:table-cell table:formula="of:=[.A134]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8" office:value-type="float" office:value="28818443.804026" calcext:value-type="float">
            <text:p>28,818,443.80</text:p>
          </table:table-cell>
          <table:table-cell/>
          <table:table-cell table:formula="of:=[.A135]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8" office:value-type="float" office:value="28818443.804034" calcext:value-type="float">
            <text:p>28,818,443.80</text:p>
          </table:table-cell>
          <table:table-cell/>
          <table:table-cell table:formula="of:=[.A136]" office:value-type="float" office:value="16" calcext:value-type="float">
            <text:p>16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12"/>
        </table:table-row>
        <table:table-row table:style-name="ro1" table:number-rows-repeated="23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comparison of limit to s0</text:p>
          </table:table-cell>
          <table:table-cell table:number-columns-repeated="8"/>
        </table:table-row>
        <table:table-row table:style-name="ro1">
          <table:table-cell table:number-columns-repeated="10"/>
          <table:table-cell>
            <draw:frame draw:z-index="7" draw:style-name="gr1" draw:text-style-name="P1" svg:width="15.999cm" svg:height="8.999cm" svg:x="0.002cm" svg:y="0.001cm">
              <draw:object draw:notify-on-update-of-ranges="'11-2 etc'.A121:'11-2 etc'.A136 '11-2 etc'.B120:'11-2 etc'.B120 '11-2 etc'.B121:'11-2 etc'.B136 '11-2 etc'.A121:'11-2 etc'.A136 '11-2 etc'.C120:'11-2 etc'.C120 '11-2 etc'.C121:'11-2 etc'.C136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9">
          <table:table-cell table:number-columns-repeated="19"/>
        </table:table-row>
        <table:table-row table:style-name="ro1">
          <table:table-cell table:number-columns-repeated="10"/>
          <table:table-cell>
            <draw:frame draw:z-index="8" draw:style-name="gr1" draw:text-style-name="P1" svg:width="15.999cm" svg:height="8.999cm" svg:x="0.002cm" svg:y="0.001cm">
              <draw:object draw:notify-on-update-of-ranges="'11-2 etc'.E121:'11-2 etc'.E136 '11-2 etc'.F120:'11-2 etc'.F120 '11-2 etc'.F121:'11-2 etc'.F136 '11-2 etc'.E121:'11-2 etc'.E136 '11-2 etc'.G120:'11-2 etc'.G120 '11-2 etc'.G121:'11-2 etc'.G136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04839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ist" table:style-name="ta1">
        <table:shapes>
          <draw:frame draw:z-index="0" draw:style-name="gr1" draw:text-style-name="P1" svg:width="15.999cm" svg:height="8.999cm" svg:x="9.132cm" svg:y="2.358cm">
            <draw:object draw:notify-on-update-of-ranges="dist.C6:dist.C6 dist.C7:dist.C31 dist.D6:dist.D6 dist.D7:dist.D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cd ../../src/mvp; go test -bench=. -count 25 -run=^# | tee s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s</text:p>
          </table:table-cell>
          <table:table-cell office:value-type="string" calcext:value-type="string">
            <text:p><text:s/>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rch</text:p>
          </table:table-cell>
          <table:table-cell office:value-type="string" calcext:value-type="string">
            <text:p><text:s/>amd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</text:p>
          </table:table-cell>
          <table:table-cell office:value-type="string" calcext:value-type="string">
            <text:p><text:s/>github.com/davecb/stupidestCache/src/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<text:s/>11th Gen Intel(R) Core(TM) i7-11850H @ 2.50GH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2 ns/op</text:p>
          </table:table-cell>
          <table:table-cell office:value-type="string" calcext:value-type="string">
            <text:p>s0 ns/op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77292" calcext:value-type="float">
            <text:p>1777292</text:p>
          </table:table-cell>
          <table:table-cell office:value-type="float" office:value="696.1" calcext:value-type="float">
            <text:p>696.1</text:p>
          </table:table-cell>
          <table:table-cell table:formula="of:=[$'11-1'.C4]" office:value-type="float" office:value="338.2" calcext:value-type="float">
            <text:p>338.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7080" calcext:value-type="float">
            <text:p>1757080</text:p>
          </table:table-cell>
          <table:table-cell office:value-type="float" office:value="676" calcext:value-type="float">
            <text:p>676</text:p>
          </table:table-cell>
          <table:table-cell table:formula="of:=[$'11-1'.C5]" office:value-type="float" office:value="324.9" calcext:value-type="float">
            <text:p>324.9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87050" calcext:value-type="float">
            <text:p>1787050</text:p>
          </table:table-cell>
          <table:table-cell office:value-type="float" office:value="680.6" calcext:value-type="float">
            <text:p>680.6</text:p>
          </table:table-cell>
          <table:table-cell table:formula="of:=[$'11-1'.C6]" office:value-type="float" office:value="345.5" calcext:value-type="float">
            <text:p>345.5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8427" calcext:value-type="float">
            <text:p>1758427</text:p>
          </table:table-cell>
          <table:table-cell office:value-type="float" office:value="702.1" calcext:value-type="float">
            <text:p>702.1</text:p>
          </table:table-cell>
          <table:table-cell table:formula="of:=[$'11-1'.C7]" office:value-type="float" office:value="357.2" calcext:value-type="float">
            <text:p>357.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7256" calcext:value-type="float">
            <text:p>1767256</text:p>
          </table:table-cell>
          <table:table-cell office:value-type="float" office:value="679.7" calcext:value-type="float">
            <text:p>679.7</text:p>
          </table:table-cell>
          <table:table-cell table:formula="of:=[$'11-1'.C8]" office:value-type="float" office:value="333.9" calcext:value-type="float">
            <text:p>333.9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7993" calcext:value-type="float">
            <text:p>1767993</text:p>
          </table:table-cell>
          <table:table-cell office:value-type="float" office:value="685.6" calcext:value-type="float">
            <text:p>685.6</text:p>
          </table:table-cell>
          <table:table-cell table:formula="of:=[$'11-1'.C9]" office:value-type="float" office:value="322.4" calcext:value-type="float">
            <text:p>322.4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17846" calcext:value-type="float">
            <text:p>1717846</text:p>
          </table:table-cell>
          <table:table-cell office:value-type="float" office:value="682" calcext:value-type="float">
            <text:p>682</text:p>
          </table:table-cell>
          <table:table-cell table:formula="of:=[$'11-1'.C10]" office:value-type="float" office:value="333.2" calcext:value-type="float">
            <text:p>333.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36882" calcext:value-type="float">
            <text:p>1736882</text:p>
          </table:table-cell>
          <table:table-cell office:value-type="float" office:value="672.2" calcext:value-type="float">
            <text:p>672.2</text:p>
          </table:table-cell>
          <table:table-cell table:formula="of:=[$'11-1'.C11]" office:value-type="float" office:value="338.9" calcext:value-type="float">
            <text:p>338.9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3880" calcext:value-type="float">
            <text:p>1763880</text:p>
          </table:table-cell>
          <table:table-cell office:value-type="float" office:value="682.4" calcext:value-type="float">
            <text:p>682.4</text:p>
          </table:table-cell>
          <table:table-cell table:formula="of:=[$'11-1'.C12]" office:value-type="float" office:value="359.9" calcext:value-type="float">
            <text:p>359.9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79057" calcext:value-type="float">
            <text:p>1779057</text:p>
          </table:table-cell>
          <table:table-cell office:value-type="float" office:value="681" calcext:value-type="float">
            <text:p>681</text:p>
          </table:table-cell>
          <table:table-cell table:formula="of:=[$'11-1'.C13]" office:value-type="float" office:value="343.7" calcext:value-type="float">
            <text:p>343.7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0350" calcext:value-type="float">
            <text:p>1760350</text:p>
          </table:table-cell>
          <table:table-cell office:value-type="float" office:value="676.3" calcext:value-type="float">
            <text:p>676.3</text:p>
          </table:table-cell>
          <table:table-cell table:formula="of:=[$'11-1'.C14]" office:value-type="float" office:value="350.5" calcext:value-type="float">
            <text:p>350.5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73122" calcext:value-type="float">
            <text:p>1773122</text:p>
          </table:table-cell>
          <table:table-cell office:value-type="float" office:value="674.6" calcext:value-type="float">
            <text:p>674.6</text:p>
          </table:table-cell>
          <table:table-cell table:formula="of:=[$'11-1'.C15]" office:value-type="float" office:value="325.5" calcext:value-type="float">
            <text:p>325.5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66726" calcext:value-type="float">
            <text:p>1766726</text:p>
          </table:table-cell>
          <table:table-cell office:value-type="float" office:value="675" calcext:value-type="float">
            <text:p>675</text:p>
          </table:table-cell>
          <table:table-cell table:formula="of:=[$'11-1'.C16]" office:value-type="float" office:value="336.4" calcext:value-type="float">
            <text:p>336.4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1598" calcext:value-type="float">
            <text:p>1751598</text:p>
          </table:table-cell>
          <table:table-cell office:value-type="float" office:value="695.7" calcext:value-type="float">
            <text:p>695.7</text:p>
          </table:table-cell>
          <table:table-cell table:formula="of:=[$'11-1'.C17]" office:value-type="float" office:value="360.8" calcext:value-type="float">
            <text:p>360.8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47148" calcext:value-type="float">
            <text:p>1747148</text:p>
          </table:table-cell>
          <table:table-cell office:value-type="float" office:value="689.3" calcext:value-type="float">
            <text:p>689.3</text:p>
          </table:table-cell>
          <table:table-cell table:formula="of:=[$'11-1'.C18]"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48691" calcext:value-type="float">
            <text:p>1748691</text:p>
          </table:table-cell>
          <table:table-cell office:value-type="float" office:value="691.6" calcext:value-type="float">
            <text:p>691.6</text:p>
          </table:table-cell>
          <table:table-cell table:formula="of:=[$'11-1'.C19]" office:value-type="float" office:value="359.5" calcext:value-type="float">
            <text:p>359.5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28224" calcext:value-type="float">
            <text:p>1728224</text:p>
          </table:table-cell>
          <table:table-cell office:value-type="float" office:value="678.3" calcext:value-type="float">
            <text:p>678.3</text:p>
          </table:table-cell>
          <table:table-cell table:formula="of:=[$'11-1'.C20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8103" calcext:value-type="float">
            <text:p>1758103</text:p>
          </table:table-cell>
          <table:table-cell office:value-type="float" office:value="675.7" calcext:value-type="float">
            <text:p>675.7</text:p>
          </table:table-cell>
          <table:table-cell table:formula="of:=[$'11-1'.C21]" office:value-type="float" office:value="368.6" calcext:value-type="float">
            <text:p>368.6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58188" calcext:value-type="float">
            <text:p>1758188</text:p>
          </table:table-cell>
          <table:table-cell office:value-type="float" office:value="681.4" calcext:value-type="float">
            <text:p>681.4</text:p>
          </table:table-cell>
          <table:table-cell table:formula="of:=[$'11-1'.C22]" office:value-type="float" office:value="356.8" calcext:value-type="float">
            <text:p>356.8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15560" calcext:value-type="float">
            <text:p>1715560</text:p>
          </table:table-cell>
          <table:table-cell office:value-type="float" office:value="717.2" calcext:value-type="float">
            <text:p>717.2</text:p>
          </table:table-cell>
          <table:table-cell table:formula="of:=[$'11-1'.C23]" office:value-type="float" office:value="351.5" calcext:value-type="float">
            <text:p>351.5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68409" calcext:value-type="float">
            <text:p>1668409</text:p>
          </table:table-cell>
          <table:table-cell office:value-type="float" office:value="730.6" calcext:value-type="float">
            <text:p>730.6</text:p>
          </table:table-cell>
          <table:table-cell table:formula="of:=[$'11-1'.C24]" office:value-type="float" office:value="372.8" calcext:value-type="float">
            <text:p>372.8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79222" calcext:value-type="float">
            <text:p>1679222</text:p>
          </table:table-cell>
          <table:table-cell office:value-type="float" office:value="710.9" calcext:value-type="float">
            <text:p>710.9</text:p>
          </table:table-cell>
          <table:table-cell table:formula="of:=[$'11-1'.C25]" office:value-type="float" office:value="332.3" calcext:value-type="float">
            <text:p>332.3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712658" calcext:value-type="float">
            <text:p>1712658</text:p>
          </table:table-cell>
          <table:table-cell office:value-type="float" office:value="726.1" calcext:value-type="float">
            <text:p>726.1</text:p>
          </table:table-cell>
          <table:table-cell table:formula="of:=[$'11-1'.C26]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39016" calcext:value-type="float">
            <text:p>1639016</text:p>
          </table:table-cell>
          <table:table-cell office:value-type="float" office:value="740.8" calcext:value-type="float">
            <text:p>740.8</text:p>
          </table:table-cell>
          <table:table-cell table:formula="of:=[$'11-1'.C27]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BenchmarkMVP-16 <text:s text:c="3"/></text:p>
          </table:table-cell>
          <table:table-cell office:value-type="float" office:value="1606820" calcext:value-type="float">
            <text:p>1606820</text:p>
          </table:table-cell>
          <table:table-cell office:value-type="float" office:value="722.5" calcext:value-type="float">
            <text:p>722.5</text:p>
          </table:table-cell>
          <table:table-cell table:formula="of:=[$'11-1'.C28]" office:value-type="float" office:value="366.2" calcext:value-type="float">
            <text:p>366.2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 <text:s/></text:p>
          </table:table-cell>
          <table:table-cell office:value-type="string" calcext:value-type="string">
            <text:p>github.com/davecb/stupidestCache/src/mvp</text:p>
          </table:table-cell>
          <table:table-cell office:value-type="string" calcext:value-type="string">
            <text:p>47.577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7:.C31])" office:value-type="float" office:value="692.948" calcext:value-type="float">
            <text:p>692.9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STDEV([.C7:.C31])" office:value-type="float" office:value="20.1676333101664" calcext:value-type="float">
            <text:p>20.16763331016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number-columns-repeated="2"/>
        </table:table-row>
      </table:table>
      <table:table table:name="s1" table:style-name="ta1">
        <table:table-column table:style-name="co9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comparison" table:style-name="ta1">
        <table:shapes>
          <draw:frame draw:z-index="0" draw:style-name="gr1" draw:text-style-name="P1" svg:width="15.999cm" svg:height="8.999cm" svg:x="25.403cm" svg:y="0.075cm">
            <draw:object draw:notify-on-update-of-ranges="comparison.G1:comparison.G1 comparison.G2:comparison.G4 comparison.H1:comparison.H1 comparison.H2:comparison.H4 comparison.I2:comparison.I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number-columns-repeated="11" table:default-cell-style-name="Default"/>
        <table:table-row table:style-name="ro1">
          <table:table-cell/>
          <table:table-cell table:formula="of:=[$s1.A2]" office:value-type="string" office:string-value="average" calcext:value-type="string">
            <text:p>average</text:p>
          </table:table-cell>
          <table:table-cell office:value-type="string" calcext:value-type="string">
            <text:p>SD</text:p>
          </table:table-cell>
          <table:table-cell/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opening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closing</text:p>
          </table:table-cell>
          <table:table-cell office:value-type="string" calcext:value-type="string">
            <text:p>Limit</text:p>
          </table:table-cell>
          <table:table-cell/>
        </table:table-row>
        <table:table-row table:style-name="ro1">
          <table:table-cell office:value-type="string" calcext:value-type="string">
            <text:p>s0</text:p>
          </table:table-cell>
          <table:table-cell table:formula="of:=[$'11-1'.C32]" office:value-type="float" office:value="347.868" calcext:value-type="float">
            <text:p>347.868</text:p>
          </table:table-cell>
          <table:table-cell table:formula="of:=[$'11-1'.C33]" office:value-type="float" office:value="14.5433180533192" calcext:value-type="float">
            <text:p>14.5433180533192</text:p>
          </table:table-cell>
          <table:table-cell/>
          <table:table-cell table:style-name="ce2" table:number-columns-repeated="2"/>
          <table:table-cell table:style-name="ce2" table:formula="of:=[.B2]-[.C2]" office:value-type="float" office:value="333.324681946681" calcext:value-type="float">
            <text:p>333.324681946681</text:p>
          </table:table-cell>
          <table:table-cell table:style-name="ce2" table:formula="of:=[.B2]+[.C2]" office:value-type="float" office:value="362.411318053319" calcext:value-type="float">
            <text:p>362.411318053319</text:p>
          </table:table-cell>
          <table:table-cell table:style-name="ce2" table:formula="of:=[.B2]" office:value-type="float" office:value="347.868" calcext:value-type="float">
            <text:p>347.868</text:p>
          </table:table-cell>
          <table:table-cell table:style-name="ce5" office:value-type="string" calcext:value-type="string">
            <text:p>500 NS would be good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table:formula="of:=[$s1.B2]" office:value-type="float" office:value="335" calcext:value-type="float">
            <text:p>335</text:p>
          </table:table-cell>
          <table:table-cell table:formula="of:=[$s1.B3]" office:value-type="float" office:value="19" calcext:value-type="float">
            <text:p>19</text:p>
          </table:table-cell>
          <table:table-cell/>
          <table:table-cell table:style-name="ce2" table:number-columns-repeated="2"/>
          <table:table-cell table:style-name="ce2" table:formula="of:=[.B3]-[.C3]" office:value-type="float" office:value="316" calcext:value-type="float">
            <text:p>316</text:p>
          </table:table-cell>
          <table:table-cell table:style-name="ce2" table:formula="of:=[.B3]+[.C3]" office:value-type="float" office:value="354" calcext:value-type="float">
            <text:p>354</text:p>
          </table:table-cell>
          <table:table-cell table:style-name="ce2" table:formula="of:=[.B3]"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formula="of:=[$'11-3'.C35]" office:value-type="float" office:value="692.948" calcext:value-type="float">
            <text:p>692.948</text:p>
          </table:table-cell>
          <table:table-cell table:formula="of:=[$'11-3'.C36]" office:value-type="float" office:value="20.1676333101664" calcext:value-type="float">
            <text:p>20.1676333101664</text:p>
          </table:table-cell>
          <table:table-cell/>
          <table:table-cell table:style-name="ce2" table:number-columns-repeated="2"/>
          <table:table-cell table:style-name="ce2" table:formula="of:=[.B4]-[.C4]" office:value-type="float" office:value="672.780366689834" calcext:value-type="float">
            <text:p>672.780366689834</text:p>
          </table:table-cell>
          <table:table-cell table:style-name="ce2" table:formula="of:=[.B4]+[.C4]" office:value-type="float" office:value="713.115633310166" calcext:value-type="float">
            <text:p>713.115633310166</text:p>
          </table:table-cell>
          <table:table-cell table:style-name="ce2" table:formula="of:=[.B4]" office:value-type="float" office:value="692.948" calcext:value-type="float">
            <text:p>692.948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lay these out horizaontally as per https://books.libreoffice.org/en/CG71/CG7103-ChartsAndGraphs.html#seqrefFigure76 ??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oesn’t work!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Acme</text:p>
          </table:table-cell>
          <table:table-cell table:style-name="ce2" table:number-columns-repeated="4"/>
          <table:table-cell table:style-name="ce2" office:value-type="string" calcext:value-type="string">
            <text:p>Ajax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close</text:p>
          </table:table-cell>
        </table:table-row>
        <table:table-row table:style-name="ro1">
          <table:table-cell table:style-name="ce2" office:value-type="string" calcext:value-type="string">
            <text:p>Monday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Tuesday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6" table:number-columns-repeated="10"/>
        </table:table-row>
        <table:table-row table:style-name="ro1">
          <table:table-cell table:style-name="ce2"/>
          <table:table-cell table:style-name="ce6" table:number-columns-repeated="10"/>
        </table:table-row>
        <table:table-row table:style-name="ro1">
          <table:table-cell table:style-name="ce2"/>
          <table:table-cell table:style-name="ce6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00-00-00</text:date>, <text:time style:data-style-name="N2" text:time-value="08:12:31.8179430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19T08:45:09.019376143</dc:date>
    <dc:creator>David Collier-Brown</dc:creator>
    <meta:editing-duration>PT1H23M7S</meta:editing-duration>
    <meta:editing-cycles>10</meta:editing-cycles>
    <meta:document-statistic meta:table-count="6" meta:cell-count="789" meta:object-count="1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92cm" svg:y="0.316cm" chart:style-name="ch2">
          <text:p>Stupidest Cache, Version 0</text:p>
        </chart:title>
        <chart:legend chart:legend-position="end" svg:x="12.645cm" svg:y="3.952cm" style:legend-expansion="high" chart:style-name="ch3"/>
        <chart:plot-area chart:style-name="ch4" table:cell-range-address="'11-1'.C3:'11-1'.C28" chart:data-source-has-labels="row" svg:x="1.331cm" svg:y="1.275cm" svg:width="10.994cm" svg:height="6.564cm">
          <chart:coordinate-region svg:x="2.138cm" svg:y="1.474cm" svg:width="10cm" svg:height="5.718cm"/>
          <chart:axis chart:dimension="x" chart:name="primary-x" chart:style-name="ch5">
            <chart:title svg:x="6.162cm" svg:y="8.019cm" chart:style-name="ch6">
              <text:p>Samples</text:p>
            </chart:title>
          </chart:axis>
          <chart:axis chart:dimension="y" chart:name="primary-y" chart:style-name="ch5">
            <chart:title svg:x="0.451cm" svg:y="5.58cm" chart:style-name="ch7">
              <text:p>Nanoseconds</text:p>
            </chart:title>
            <chart:grid chart:style-name="ch8" chart:class="major"/>
          </chart:axis>
          <chart:series chart:style-name="ch9" chart:values-cell-range-address="'11-1'.C4:'11-1'.C28" chart:label-cell-address="'11-1'.C3:'11-1'.C3" chart:class="chart:line">
            <chart:mean-value chart:style-name="ch10"/>
            <chart:regression-curve chart:style-name="ch11"/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s/op</text:p>
                <draw:g>
                  <svg:desc>'11-1'.C3:'11-1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.2">
                <text:p>338.2</text:p>
                <draw:g>
                  <svg:desc>'11-1'.C4:'11-1'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4.9">
                <text:p>32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.5">
                <text:p>34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.2">
                <text:p>35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.9">
                <text:p>33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2.4">
                <text:p>32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3.2">
                <text:p>33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8.9">
                <text:p>33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9.9">
                <text:p>359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3.7">
                <text:p>34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.5">
                <text:p>35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.5">
                <text:p>32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6.4">
                <text:p>336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.8">
                <text:p>36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9.5">
                <text:p>35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8.6">
                <text:p>368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6.8">
                <text:p>356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2.8">
                <text:p>372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2.3">
                <text:p>332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6.2">
                <text:p>36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11-2 etc'.A13:'11-2 etc'.B23 '11-2 etc'.B12:'11-2 etc'.B12" chart:data-source-has-labels="row" svg:x="1.331cm" svg:y="0.18cm" svg:width="14.349cm" svg:height="7.659cm">
          <chart:coordinate-region svg:x="3.778cm" svg:y="0.379cm" svg:width="11.715cm" svg:height="6.813cm"/>
          <chart:axis chart:dimension="x" chart:name="primary-x" chart:style-name="ch3">
            <chart:title svg:x="6.49cm" svg:y="8.019cm" chart:style-name="ch4">
              <text:p>Load, Requests per Second</text:p>
            </chart:title>
          </chart:axis>
          <chart:axis chart:dimension="y" chart:name="primary-y" chart:style-name="ch5">
            <chart:title svg:x="0.451cm" svg:y="4.873cm" chart:style-name="ch6">
              <text:p>Throughput</text:p>
            </chart:title>
            <chart:grid chart:style-name="ch7" chart:class="major"/>
          </chart:axis>
          <chart:series chart:style-name="ch8" chart:values-cell-range-address="'11-2 etc'.B13:'11-2 etc'.B23" chart:label-cell-address="'11-2 etc'.B12:'11-2 etc'.B12" chart:class="chart:scatter">
            <chart:domain table:cell-range-address="'11-2 etc'.A13:'11-2 etc'.A23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'11-2 etc'.B12:'11-2 etc'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A13:'11-2 etc'.A23</svg:desc>
                </draw:g>
              </table:table-cell>
              <table:table-cell office:value-type="float" office:value="10000000">
                <text:p>10000000</text:p>
                <draw:g>
                  <svg:desc>'11-2 etc'.B13:'11-2 etc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50000">
                <text:p>1875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692307.692308">
                <text:p>19692307.692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938650.306748">
                <text:p>19938650.306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989780.275933">
                <text:p>19989780.275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98540.145985">
                <text:p>19998540.145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999817.519913">
                <text:p>19999817.5199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999979.724455">
                <text:p>19999979.724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99997.972446">
                <text:p>19999997.972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999999.815677">
                <text:p>19999999.81567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11-2 etc'.A13:'11-2 etc'.A23 '11-2 etc'.F12:'11-2 etc'.F23" chart:data-source-has-labels="row" svg:x="1.331cm" svg:y="0.18cm" svg:width="14.349cm" svg:height="7.659cm">
          <chart:coordinate-region svg:x="3.196cm" svg:y="0.38cm" svg:width="12.297cm" svg:height="6.812cm"/>
          <chart:axis chart:dimension="x" chart:name="primary-x" chart:style-name="ch3">
            <chart:title svg:x="6.53cm" svg:y="8.019cm" chart:style-name="ch4">
              <text:p>Load, Requests perSecond</text:p>
            </chart:title>
          </chart:axis>
          <chart:axis chart:dimension="y" chart:name="primary-y" chart:style-name="ch5">
            <chart:title svg:x="0.451cm" svg:y="5.826cm" chart:style-name="ch6">
              <text:p>Response time, Seconds</text:p>
            </chart:title>
            <chart:grid chart:style-name="ch7" chart:class="major"/>
          </chart:axis>
          <chart:series chart:style-name="ch8" chart:values-cell-range-address="'11-2 etc'.F13:'11-2 etc'.F23" chart:label-cell-address="'11-2 etc'.F12:'11-2 etc'.F12" chart:class="chart:scatter">
            <chart:domain table:cell-range-address="'11-2 etc'.A13:'11-2 etc'.A23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</text:p>
                <draw:g>
                  <svg:desc>'11-2 etc'.F12:'11-2 etc'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A13:'11-2 etc'.A23</svg:desc>
                </draw:g>
              </table:table-cell>
              <table:table-cell office:value-type="float" office:value="0">
                <text:p>0</text:p>
                <draw:g>
                  <svg:desc>'11-2 etc'.F13:'11-2 etc'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11-2 etc'.A64:'11-2 etc'.A79 '11-2 etc'.F63:'11-2 etc'.F79" chart:data-source-has-labels="row" svg:x="1.331cm" svg:y="0.18cm" svg:width="14.349cm" svg:height="7.659cm">
          <chart:coordinate-region svg:x="3.196cm" svg:y="0.38cm" svg:width="12.297cm" svg:height="6.812cm"/>
          <chart:axis chart:dimension="x" chart:name="primary-x" chart:style-name="ch3">
            <chart:title svg:x="6.53cm" svg:y="8.019cm" chart:style-name="ch4">
              <text:p>Load, Requests perSecond</text:p>
            </chart:title>
          </chart:axis>
          <chart:axis chart:dimension="y" chart:name="primary-y" chart:style-name="ch5">
            <chart:title svg:x="0.451cm" svg:y="5.826cm" chart:style-name="ch6">
              <text:p>Response time, Seconds</text:p>
            </chart:title>
            <chart:grid chart:style-name="ch7" chart:class="major"/>
          </chart:axis>
          <chart:series chart:style-name="ch8" chart:values-cell-range-address="'11-2 etc'.F64:'11-2 etc'.F79" chart:label-cell-address="'11-2 etc'.F63:'11-2 etc'.F63" chart:class="chart:scatter">
            <chart:domain table:cell-range-address="'11-2 etc'.A64:'11-2 etc'.A79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</text:p>
                <draw:g>
                  <svg:desc>'11-2 etc'.F63:'11-2 etc'.F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A64:'11-2 etc'.A79</svg:desc>
                </draw:g>
              </table:table-cell>
              <table:table-cell office:value-type="float" office:value="0">
                <text:p>0</text:p>
                <draw:g>
                  <svg:desc>'11-2 etc'.F64:'11-2 etc'.F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61cm" svg:y="0.316cm" chart:style-name="ch2">
          <text:p>11-2 StupidestCache 0 Versus the Limit</text:p>
        </chart:title>
        <chart:plot-area chart:style-name="ch3" table:cell-range-address="'11-2 etc'.A64:'11-2 etc'.B79 '11-2 etc'.B63:'11-2 etc'.B63" chart:data-source-has-labels="row" svg:x="1.331cm" svg:y="1.275cm" svg:width="14.349cm" svg:height="6.564cm">
          <chart:coordinate-region svg:x="3.778cm" svg:y="1.474cm" svg:width="11.716cm" svg:height="5.718cm"/>
          <chart:axis chart:dimension="x" chart:name="primary-x" chart:style-name="ch4">
            <chart:title svg:x="6.49cm" svg:y="8.019cm" chart:style-name="ch5">
              <text:p>Load, Requests per Second</text:p>
            </chart:title>
          </chart:axis>
          <chart:axis chart:dimension="y" chart:name="primary-y" chart:style-name="ch6">
            <chart:title svg:x="0.451cm" svg:y="5.421cm" chart:style-name="ch7">
              <text:p>Throughput</text:p>
            </chart:title>
            <chart:grid chart:style-name="ch8" chart:class="major"/>
          </chart:axis>
          <chart:series chart:style-name="ch9" chart:values-cell-range-address="'11-2 etc'.B64:'11-2 etc'.B79" chart:label-cell-address="'11-2 etc'.B63:'11-2 etc'.B63" chart:class="chart:scatter">
            <chart:domain table:cell-range-address="'11-2 etc'.A64:'11-2 etc'.A79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'11-2 etc'.B63:'11-2 etc'.B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A64:'11-2 etc'.A79</svg:desc>
                </draw:g>
              </table:table-cell>
              <table:table-cell office:value-type="float" office:value="14409221.902017">
                <text:p>14409221.902017</text:p>
                <draw:g>
                  <svg:desc>'11-2 etc'.B64:'11-2 etc'.B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054755.043228">
                <text:p>23054755.043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017291.066282">
                <text:p>27017291.066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375083.130126">
                <text:p>28375083.130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730043.669666">
                <text:p>28730043.669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803717.976848">
                <text:p>28803717.976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8816340.26799">
                <text:p>28816340.26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818180.864428">
                <text:p>28818180.864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818414.588552">
                <text:p>28818414.588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818440.882487">
                <text:p>28818440.882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8818443.538439">
                <text:p>28818443.538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8818443.781902">
                <text:p>28818443.781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8818443.802332">
                <text:p>28818443.802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818443.803913">
                <text:p>28818443.803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8818443.804026">
                <text:p>28818443.804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8818443.804034">
                <text:p>28818443.80403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3.703cm" style:legend-expansion="high" chart:style-name="ch2"/>
        <chart:plot-area chart:style-name="ch3" table:cell-range-address="'11-2 etc'.E121:'11-2 etc'.H136 '11-2 etc'.F120:'11-2 etc'.H120" chart:data-source-has-labels="row" svg:x="1.331cm" svg:y="0.18cm" svg:width="12.291cm" svg:height="7.659cm">
          <chart:coordinate-region svg:x="3.196cm" svg:y="0.38cm" svg:width="10.239cm" svg:height="6.812cm"/>
          <chart:axis chart:dimension="x" chart:name="primary-x" chart:style-name="ch4">
            <chart:title svg:x="5.461cm" svg:y="8.019cm" chart:style-name="ch5">
              <text:p>Load, Requests per Second</text:p>
            </chart:title>
          </chart:axis>
          <chart:axis chart:dimension="y" chart:name="primary-y" chart:style-name="ch6">
            <chart:title svg:x="0.451cm" svg:y="5.879cm" chart:style-name="ch7">
              <text:p>Response Time, Seconds</text:p>
            </chart:title>
            <chart:grid chart:style-name="ch8" chart:class="major"/>
          </chart:axis>
          <chart:series chart:style-name="ch9" chart:values-cell-range-address="'11-2 etc'.F121:'11-2 etc'.F136" chart:label-cell-address="'11-2 etc'.F120:'11-2 etc'.F120" chart:class="chart:scatter">
            <chart:domain table:cell-range-address="'11-2 etc'.E121:'11-2 etc'.E136"/>
            <chart:data-point chart:repeated="16"/>
          </chart:series>
          <chart:series chart:style-name="ch10" chart:values-cell-range-address="'11-2 etc'.G121:'11-2 etc'.G136" chart:label-cell-address="'11-2 etc'.G120:'11-2 etc'.G120" chart:class="chart:scatter">
            <chart:data-point chart:repeated="16"/>
          </chart:series>
          <chart:series chart:style-name="ch11" chart:values-cell-range-address="'11-2 etc'.H121:'11-2 etc'.H136" chart:label-cell-address="'11-2 etc'.H120:'11-2 etc'.H120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imit</text:p>
                <draw:g>
                  <svg:desc>'11-2 etc'.F120:'11-2 etc'.F120</svg:desc>
                </draw:g>
              </table:table-cell>
              <table:table-cell office:value-type="string">
                <text:p>s0</text:p>
                <draw:g>
                  <svg:desc>'11-2 etc'.G120:'11-2 etc'.G120</svg:desc>
                </draw:g>
              </table:table-cell>
              <table:table-cell office:value-type="string">
                <text:p>s2 </text:p>
                <draw:g>
                  <svg:desc>'11-2 etc'.H120:'11-2 etc'.H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E121:'11-2 etc'.E136</svg:desc>
                </draw:g>
              </table:table-cell>
              <table:table-cell office:value-type="float" office:value="0">
                <text:p>0</text:p>
                <draw:g>
                  <svg:desc>'11-2 etc'.F121:'11-2 etc'.F136</svg:desc>
                </draw:g>
              </table:table-cell>
              <table:table-cell office:value-type="float" office:value="0">
                <text:p>0</text:p>
                <draw:g>
                  <svg:desc>'11-2 etc'.G121:'11-2 etc'.G136</svg:desc>
                </draw:g>
              </table:table-cell>
              <table:table-cell office:value-type="float" office:value="0">
                <text:p>0</text:p>
                <draw:g>
                  <svg:desc>'11-2 etc'.H121:'11-2 etc'.H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00001">
                <text:p>0.000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952cm" style:legend-expansion="high" chart:style-name="ch2"/>
        <chart:plot-area chart:style-name="ch3" table:cell-range-address="'11-2 etc'.A121:'11-2 etc'.C136 '11-2 etc'.B120:'11-2 etc'.C120" chart:data-source-has-labels="row" svg:x="1.331cm" svg:y="0.18cm" svg:width="12.185cm" svg:height="7.659cm">
          <chart:coordinate-region svg:x="3.778cm" svg:y="0.38cm" svg:width="9.551cm" svg:height="6.812cm"/>
          <chart:axis chart:dimension="x" chart:name="primary-x" chart:style-name="ch4">
            <chart:title svg:x="5.672cm" svg:y="8.019cm" chart:style-name="ch5">
              <text:p>Load, Requests/Second</text:p>
            </chart:title>
          </chart:axis>
          <chart:axis chart:dimension="y" chart:name="primary-y" chart:style-name="ch6">
            <chart:title svg:x="0.451cm" svg:y="4.873cm" chart:style-name="ch7">
              <text:p>Throughput</text:p>
            </chart:title>
            <chart:grid chart:style-name="ch8" chart:class="major"/>
          </chart:axis>
          <chart:series chart:style-name="ch9" chart:values-cell-range-address="'11-2 etc'.B121:'11-2 etc'.B136" chart:label-cell-address="'11-2 etc'.B120:'11-2 etc'.B120" chart:class="chart:scatter">
            <chart:domain table:cell-range-address="'11-2 etc'.A121:'11-2 etc'.A136"/>
            <chart:data-point chart:repeated="16"/>
          </chart:series>
          <chart:series chart:style-name="ch10" chart:values-cell-range-address="'11-2 etc'.C121:'11-2 etc'.C136" chart:label-cell-address="'11-2 etc'.C120:'11-2 etc'.C120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mit </text:p>
                <draw:g>
                  <svg:desc>'11-2 etc'.B120:'11-2 etc'.B120</svg:desc>
                </draw:g>
              </table:table-cell>
              <table:table-cell office:value-type="string">
                <text:p>s0</text:p>
                <draw:g>
                  <svg:desc>'11-2 etc'.C120:'11-2 etc'.C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A121:'11-2 etc'.A136</svg:desc>
                </draw:g>
              </table:table-cell>
              <table:table-cell office:value-type="float" office:value="10000000">
                <text:p>10000000</text:p>
                <draw:g>
                  <svg:desc>'11-2 etc'.B121:'11-2 etc'.B136</svg:desc>
                </draw:g>
              </table:table-cell>
              <table:table-cell office:value-type="float" office:value="14409221.902017">
                <text:p>14409221.902017</text:p>
                <draw:g>
                  <svg:desc>'11-2 etc'.C121:'11-2 etc'.C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000000">
                <text:p>16000000</text:p>
              </table:table-cell>
              <table:table-cell office:value-type="float" office:value="23054755.043228">
                <text:p>23054755.043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50000">
                <text:p>18750000</text:p>
              </table:table-cell>
              <table:table-cell office:value-type="float" office:value="27017291.066282">
                <text:p>27017291.066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692307.692308">
                <text:p>19692307.692308</text:p>
              </table:table-cell>
              <table:table-cell office:value-type="float" office:value="28375083.130126">
                <text:p>28375083.130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938650.306748">
                <text:p>19938650.306748</text:p>
              </table:table-cell>
              <table:table-cell office:value-type="float" office:value="28730043.669666">
                <text:p>28730043.669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989780.275933">
                <text:p>19989780.275933</text:p>
              </table:table-cell>
              <table:table-cell office:value-type="float" office:value="28803717.976848">
                <text:p>28803717.976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98540.145985">
                <text:p>19998540.145985</text:p>
              </table:table-cell>
              <table:table-cell office:value-type="float" office:value="28816340.26799">
                <text:p>28816340.26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999817.519913">
                <text:p>19999817.519913</text:p>
              </table:table-cell>
              <table:table-cell office:value-type="float" office:value="28818180.864428">
                <text:p>28818180.864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999979.724455">
                <text:p>19999979.724455</text:p>
              </table:table-cell>
              <table:table-cell office:value-type="float" office:value="28818414.588552">
                <text:p>28818414.588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99997.972446">
                <text:p>19999997.972446</text:p>
              </table:table-cell>
              <table:table-cell office:value-type="float" office:value="28818440.882487">
                <text:p>28818440.882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999999.815677">
                <text:p>19999999.815677</text:p>
              </table:table-cell>
              <table:table-cell office:value-type="float" office:value="28818443.538439">
                <text:p>28818443.538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8818443.781902">
                <text:p>28818443.781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8818443.802332">
                <text:p>28818443.802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8818443.803913">
                <text:p>28818443.803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8818443.804026">
                <text:p>28818443.804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8818443.804034">
                <text:p>28818443.80403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3.952cm" style:legend-expansion="high" chart:style-name="ch2"/>
        <chart:plot-area chart:style-name="ch3" table:cell-range-address="'11-2 etc'.E121:'11-2 etc'.G136 '11-2 etc'.F120:'11-2 etc'.G120" chart:data-source-has-labels="row" svg:x="1.331cm" svg:y="0.18cm" svg:width="12.291cm" svg:height="7.659cm">
          <chart:coordinate-region svg:x="3.196cm" svg:y="0.38cm" svg:width="10.239cm" svg:height="6.812cm"/>
          <chart:axis chart:dimension="x" chart:name="primary-x" chart:style-name="ch4">
            <chart:title svg:x="5.461cm" svg:y="8.019cm" chart:style-name="ch5">
              <text:p>Load, Requests per Second</text:p>
            </chart:title>
          </chart:axis>
          <chart:axis chart:dimension="y" chart:name="primary-y" chart:style-name="ch6">
            <chart:title svg:x="0.451cm" svg:y="5.879cm" chart:style-name="ch7">
              <text:p>Response Time, Seconds</text:p>
            </chart:title>
            <chart:grid chart:style-name="ch8" chart:class="major"/>
          </chart:axis>
          <chart:series chart:style-name="ch9" chart:values-cell-range-address="'11-2 etc'.F121:'11-2 etc'.F136" chart:label-cell-address="'11-2 etc'.F120:'11-2 etc'.F120" chart:class="chart:scatter">
            <chart:domain table:cell-range-address="'11-2 etc'.E121:'11-2 etc'.E136"/>
            <chart:data-point chart:repeated="16"/>
          </chart:series>
          <chart:series chart:style-name="ch10" chart:values-cell-range-address="'11-2 etc'.G121:'11-2 etc'.G136" chart:label-cell-address="'11-2 etc'.G120:'11-2 etc'.G120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imit</text:p>
                <draw:g>
                  <svg:desc>'11-2 etc'.F120:'11-2 etc'.F120</svg:desc>
                </draw:g>
              </table:table-cell>
              <table:table-cell office:value-type="string">
                <text:p>s0</text:p>
                <draw:g>
                  <svg:desc>'11-2 etc'.G120:'11-2 etc'.G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E121:'11-2 etc'.E136</svg:desc>
                </draw:g>
              </table:table-cell>
              <table:table-cell office:value-type="float" office:value="0">
                <text:p>0</text:p>
                <draw:g>
                  <svg:desc>'11-2 etc'.F121:'11-2 etc'.F136</svg:desc>
                </draw:g>
              </table:table-cell>
              <table:table-cell office:value-type="float" office:value="0">
                <text:p>0</text:p>
                <draw:g>
                  <svg:desc>'11-2 etc'.G121:'11-2 etc'.G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3.952cm" style:legend-expansion="high" chart:style-name="ch2"/>
        <chart:plot-area chart:style-name="ch3" table:cell-range-address="'11-3'.C6:'11-3'.C31" chart:data-source-has-labels="row" svg:x="1.331cm" svg:y="0.18cm" svg:width="10.994cm" svg:height="7.659cm">
          <chart:coordinate-region svg:x="2.138cm" svg:y="0.379cm" svg:width="10cm" svg:height="6.813cm"/>
          <chart:axis chart:dimension="x" chart:name="primary-x" chart:style-name="ch4">
            <chart:title svg:x="6.162cm" svg:y="8.019cm" chart:style-name="ch5">
              <text:p>Samples</text:p>
            </chart:title>
          </chart:axis>
          <chart:axis chart:dimension="y" chart:name="primary-y" chart:style-name="ch4">
            <chart:title svg:x="0.451cm" svg:y="5.032cm" chart:style-name="ch6">
              <text:p>Nanoseconds</text:p>
            </chart:title>
            <chart:grid chart:style-name="ch7" chart:class="major"/>
          </chart:axis>
          <chart:series chart:style-name="ch8" chart:values-cell-range-address="'11-3'.C7:'11-3'.C31" chart:label-cell-address="'11-3'.C6:'11-3'.C6" chart:class="chart:line">
            <chart:mean-value chart:style-name="ch9"/>
            <chart:regression-curve chart:style-name="ch10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s/op</text:p>
                <draw:g>
                  <svg:desc>'11-3'.C6:'11-3'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6.1">
                <text:p>696.1</text:p>
                <draw:g>
                  <svg:desc>'11-3'.C7:'11-3'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0.6">
                <text:p>68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2.1">
                <text:p>70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9.7">
                <text:p>67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5.6">
                <text:p>68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2.2">
                <text:p>67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2.4">
                <text:p>68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6.3">
                <text:p>676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4.6">
                <text:p>67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5.7">
                <text:p>695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9.3">
                <text:p>68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1.6">
                <text:p>69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8.3">
                <text:p>67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5.7">
                <text:p>675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1.4">
                <text:p>681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7.2">
                <text:p>71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0.6">
                <text:p>73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0.9">
                <text:p>71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.1">
                <text:p>726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0.8">
                <text:p>74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2.5">
                <text:p>72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6.197cm" svg:y="0.316cm" chart:style-name="ch2">
          <text:p>Average +/- 1 SD</text:p>
        </chart:title>
        <chart:plot-area chart:style-name="ch3" table:cell-range-address="comparison.G1:comparison.H4 comparison.I2:comparison.I4" chart:data-source-has-labels="row" svg:x="1.331cm" svg:y="1.275cm" svg:width="14.349cm" svg:height="6.564cm">
          <chart:coordinate-region svg:x="2.138cm" svg:y="1.474cm" svg:width="13.542cm" svg:height="5.718cm"/>
          <chart:axis chart:dimension="x" chart:name="primary-x" chart:style-name="ch4">
            <chart:title svg:x="7.654cm" svg:y="8.019cm" chart:style-name="ch5">
              <text:p>Experiment</text:p>
            </chart:title>
          </chart:axis>
          <chart:axis chart:dimension="y" chart:name="primary-y" chart:style-name="ch4">
            <chart:title svg:x="0.451cm" svg:y="5.58cm" chart:style-name="ch6">
              <text:p>Nanoseconds</text:p>
            </chart:title>
            <chart:grid chart:style-name="ch7" chart:class="major"/>
          </chart:axis>
          <chart:series chart:values-cell-range-address="comparison.G2:comparison.G4" chart:label-cell-address="comparison.G1:comparison.G1" chart:attached-axis="primary-y">
            <chart:data-point chart:repeated="3"/>
          </chart:series>
          <chart:series chart:values-cell-range-address="comparison.H2:comparison.H4" chart:label-cell-address="comparison.H1:comparison.H1" chart:attached-axis="primary-y">
            <chart:data-point chart:repeated="3"/>
          </chart:series>
          <chart:series chart:values-cell-range-address="comparison.I2:comparison.I4" chart:attached-axis="primary-y">
            <chart:data-point chart:repeated="3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comparison.G1:comparison.G1</svg:desc>
                </draw:g>
              </table:table-cell>
              <table:table-cell office:value-type="string">
                <text:p>high</text:p>
                <draw:g>
                  <svg:desc>comparison.H1:comparison.H1</svg:desc>
                </draw:g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.324681946681">
                <text:p>333.324681946681</text:p>
                <draw:g>
                  <svg:desc>comparison.G2:comparison.G4</svg:desc>
                </draw:g>
              </table:table-cell>
              <table:table-cell office:value-type="float" office:value="362.411318053319">
                <text:p>362.411318053319</text:p>
                <draw:g>
                  <svg:desc>comparison.H2:comparison.H4</svg:desc>
                </draw:g>
              </table:table-cell>
              <table:table-cell office:value-type="float" office:value="347.868">
                <text:p>347.868</text:p>
                <draw:g>
                  <svg:desc>comparison.I2:comparison.I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">
                <text:p>316</text:p>
              </table:table-cell>
              <table:table-cell office:value-type="float" office:value="354">
                <text:p>35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2.780366689834">
                <text:p>672.780366689834</text:p>
              </table:table-cell>
              <table:table-cell office:value-type="float" office:value="713.115633310166">
                <text:p>713.115633310166</text:p>
              </table:table-cell>
              <table:table-cell office:value-type="float" office:value="692.948">
                <text:p>692.9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9cm" svg:y="3.952cm" style:legend-expansion="high" chart:style-name="ch2"/>
        <chart:plot-area chart:style-name="ch3" table:cell-range-address="dist.C6:dist.D31" chart:data-source-has-labels="row" svg:x="0.32cm" svg:y="0.18cm" svg:width="13.309cm" svg:height="8.64cm">
          <chart:coordinate-region svg:x="1.127cm" svg:y="0.379cm" svg:width="12.3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st.C7:dist.C31" chart:label-cell-address="dist.C6:dist.C6" chart:class="chart:line">
            <chart:data-point chart:repeated="25"/>
          </chart:series>
          <chart:series chart:style-name="ch7" chart:values-cell-range-address="dist.D7:dist.D31" chart:label-cell-address="dist.D6:dist.D6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2 ns/op</text:p>
                <draw:g>
                  <svg:desc>dist.C6:dist.C6</svg:desc>
                </draw:g>
              </table:table-cell>
              <table:table-cell office:value-type="string">
                <text:p>s0 ns/op</text:p>
                <draw:g>
                  <svg:desc>dist.D6:dist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6.1">
                <text:p>696.1</text:p>
                <draw:g>
                  <svg:desc>dist.C7:dist.C31</svg:desc>
                </draw:g>
              </table:table-cell>
              <table:table-cell office:value-type="float" office:value="338.2">
                <text:p>338.2</text:p>
                <draw:g>
                  <svg:desc>dist.D7:dist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6">
                <text:p>676</text:p>
              </table:table-cell>
              <table:table-cell office:value-type="float" office:value="324.9">
                <text:p>32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0.6">
                <text:p>680.6</text:p>
              </table:table-cell>
              <table:table-cell office:value-type="float" office:value="345.5">
                <text:p>34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2.1">
                <text:p>702.1</text:p>
              </table:table-cell>
              <table:table-cell office:value-type="float" office:value="357.2">
                <text:p>35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9.7">
                <text:p>679.7</text:p>
              </table:table-cell>
              <table:table-cell office:value-type="float" office:value="333.9">
                <text:p>33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5.6">
                <text:p>685.6</text:p>
              </table:table-cell>
              <table:table-cell office:value-type="float" office:value="322.4">
                <text:p>32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2">
                <text:p>682</text:p>
              </table:table-cell>
              <table:table-cell office:value-type="float" office:value="333.2">
                <text:p>33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2.2">
                <text:p>672.2</text:p>
              </table:table-cell>
              <table:table-cell office:value-type="float" office:value="338.9">
                <text:p>33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2.4">
                <text:p>682.4</text:p>
              </table:table-cell>
              <table:table-cell office:value-type="float" office:value="359.9">
                <text:p>359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1">
                <text:p>681</text:p>
              </table:table-cell>
              <table:table-cell office:value-type="float" office:value="343.7">
                <text:p>34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6.3">
                <text:p>676.3</text:p>
              </table:table-cell>
              <table:table-cell office:value-type="float" office:value="350.5">
                <text:p>35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4.6">
                <text:p>674.6</text:p>
              </table:table-cell>
              <table:table-cell office:value-type="float" office:value="325.5">
                <text:p>32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5">
                <text:p>675</text:p>
              </table:table-cell>
              <table:table-cell office:value-type="float" office:value="336.4">
                <text:p>336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5.7">
                <text:p>695.7</text:p>
              </table:table-cell>
              <table:table-cell office:value-type="float" office:value="360.8">
                <text:p>36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9.3">
                <text:p>689.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1.6">
                <text:p>691.6</text:p>
              </table:table-cell>
              <table:table-cell office:value-type="float" office:value="359.5">
                <text:p>35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8.3">
                <text:p>678.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5.7">
                <text:p>675.7</text:p>
              </table:table-cell>
              <table:table-cell office:value-type="float" office:value="368.6">
                <text:p>368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1.4">
                <text:p>681.4</text:p>
              </table:table-cell>
              <table:table-cell office:value-type="float" office:value="356.8">
                <text:p>356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7.2">
                <text:p>717.2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0.6">
                <text:p>730.6</text:p>
              </table:table-cell>
              <table:table-cell office:value-type="float" office:value="372.8">
                <text:p>372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0.9">
                <text:p>710.9</text:p>
              </table:table-cell>
              <table:table-cell office:value-type="float" office:value="332.3">
                <text:p>332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.1">
                <text:p>726.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0.8">
                <text:p>740.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2.5">
                <text:p>722.5</text:p>
              </table:table-cell>
              <table:table-cell office:value-type="float" office:value="366.2">
                <text:p>36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37cm" svg:y="0.316cm" chart:style-name="ch2">
          <text:p>11-4,  s0, s2 and the Limit</text:p>
        </chart:title>
        <chart:legend chart:legend-position="end" svg:x="13.836cm" svg:y="3.703cm" style:legend-expansion="high" chart:style-name="ch3"/>
        <chart:plot-area chart:style-name="ch4" table:cell-range-address="'11-2 etc'.A121:'11-2 etc'.D136 '11-2 etc'.B120:'11-2 etc'.D120" chart:data-source-has-labels="row" svg:x="1.331cm" svg:y="1.275cm" svg:width="12.185cm" svg:height="6.564cm">
          <chart:coordinate-region svg:x="3.778cm" svg:y="1.474cm" svg:width="9.551cm" svg:height="5.718cm"/>
          <chart:axis chart:dimension="x" chart:name="primary-x" chart:style-name="ch5">
            <chart:title svg:x="5.672cm" svg:y="8.019cm" chart:style-name="ch6">
              <text:p>Load, Requests/Second</text:p>
            </chart:title>
          </chart:axis>
          <chart:axis chart:dimension="y" chart:name="primary-y" chart:style-name="ch7">
            <chart:title svg:x="0.451cm" svg:y="5.421cm" chart:style-name="ch8">
              <text:p>Throughput</text:p>
            </chart:title>
            <chart:grid chart:style-name="ch9" chart:class="major"/>
          </chart:axis>
          <chart:series chart:style-name="ch10" chart:values-cell-range-address="'11-2 etc'.B121:'11-2 etc'.B136" chart:label-cell-address="'11-2 etc'.B120:'11-2 etc'.B120" chart:class="chart:scatter">
            <chart:domain table:cell-range-address="'11-2 etc'.A121:'11-2 etc'.A136"/>
            <chart:data-point chart:repeated="16"/>
          </chart:series>
          <chart:series chart:style-name="ch11" chart:values-cell-range-address="'11-2 etc'.C121:'11-2 etc'.C136" chart:label-cell-address="'11-2 etc'.C120:'11-2 etc'.C120" chart:class="chart:scatter">
            <chart:data-point chart:repeated="16"/>
          </chart:series>
          <chart:series chart:style-name="ch12" chart:values-cell-range-address="'11-2 etc'.D121:'11-2 etc'.D136" chart:label-cell-address="'11-2 etc'.D120:'11-2 etc'.D120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mit </text:p>
                <draw:g>
                  <svg:desc>'11-2 etc'.B120:'11-2 etc'.B120</svg:desc>
                </draw:g>
              </table:table-cell>
              <table:table-cell office:value-type="string">
                <text:p>s0</text:p>
                <draw:g>
                  <svg:desc>'11-2 etc'.C120:'11-2 etc'.C120</svg:desc>
                </draw:g>
              </table:table-cell>
              <table:table-cell office:value-type="string">
                <text:p>s2</text:p>
                <draw:g>
                  <svg:desc>'11-2 etc'.D120:'11-2 etc'.D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A121:'11-2 etc'.A136</svg:desc>
                </draw:g>
              </table:table-cell>
              <table:table-cell office:value-type="float" office:value="10000000">
                <text:p>10000000</text:p>
                <draw:g>
                  <svg:desc>'11-2 etc'.B121:'11-2 etc'.B136</svg:desc>
                </draw:g>
              </table:table-cell>
              <table:table-cell office:value-type="float" office:value="14409221.902017">
                <text:p>14409221.902017</text:p>
                <draw:g>
                  <svg:desc>'11-2 etc'.C121:'11-2 etc'.C136</svg:desc>
                </draw:g>
              </table:table-cell>
              <table:table-cell office:value-type="float" office:value="7194244.604317">
                <text:p>7194244.604317</text:p>
                <draw:g>
                  <svg:desc>'11-2 etc'.D121:'11-2 etc'.D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000000">
                <text:p>16000000</text:p>
              </table:table-cell>
              <table:table-cell office:value-type="float" office:value="23054755.043228">
                <text:p>23054755.043228</text:p>
              </table:table-cell>
              <table:table-cell office:value-type="float" office:value="11510791.366906">
                <text:p>11510791.366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50000">
                <text:p>18750000</text:p>
              </table:table-cell>
              <table:table-cell office:value-type="float" office:value="27017291.066282">
                <text:p>27017291.066282</text:p>
              </table:table-cell>
              <table:table-cell office:value-type="float" office:value="13489208.633094">
                <text:p>13489208.633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692307.692308">
                <text:p>19692307.692308</text:p>
              </table:table-cell>
              <table:table-cell office:value-type="float" office:value="28375083.130126">
                <text:p>28375083.130126</text:p>
              </table:table-cell>
              <table:table-cell office:value-type="float" office:value="14167127.836193">
                <text:p>14167127.836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938650.306748">
                <text:p>19938650.306748</text:p>
              </table:table-cell>
              <table:table-cell office:value-type="float" office:value="28730043.669666">
                <text:p>28730043.669666</text:p>
              </table:table-cell>
              <table:table-cell office:value-type="float" office:value="14344352.738668">
                <text:p>14344352.738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989780.275933">
                <text:p>19989780.275933</text:p>
              </table:table-cell>
              <table:table-cell office:value-type="float" office:value="28803717.976848">
                <text:p>28803717.976848</text:p>
              </table:table-cell>
              <table:table-cell office:value-type="float" office:value="14381136.88916">
                <text:p>14381136.88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98540.145985">
                <text:p>19998540.145985</text:p>
              </table:table-cell>
              <table:table-cell office:value-type="float" office:value="28816340.26799">
                <text:p>28816340.26799</text:p>
              </table:table-cell>
              <table:table-cell office:value-type="float" office:value="14387438.953946">
                <text:p>14387438.953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999817.519913">
                <text:p>19999817.519913</text:p>
              </table:table-cell>
              <table:table-cell office:value-type="float" office:value="28818180.864428">
                <text:p>28818180.864428</text:p>
              </table:table-cell>
              <table:table-cell office:value-type="float" office:value="14388357.927995">
                <text:p>14388357.927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999979.724455">
                <text:p>19999979.724455</text:p>
              </table:table-cell>
              <table:table-cell office:value-type="float" office:value="28818414.588552">
                <text:p>28818414.588552</text:p>
              </table:table-cell>
              <table:table-cell office:value-type="float" office:value="14388474.62191">
                <text:p>14388474.62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99997.972446">
                <text:p>19999997.972446</text:p>
              </table:table-cell>
              <table:table-cell office:value-type="float" office:value="28818440.882487">
                <text:p>28818440.882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999999.815677">
                <text:p>19999999.815677</text:p>
              </table:table-cell>
              <table:table-cell office:value-type="float" office:value="28818443.538439">
                <text:p>28818443.538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8818443.781902">
                <text:p>28818443.781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8818443.802332">
                <text:p>28818443.802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8818443.803913">
                <text:p>28818443.803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8818443.804026">
                <text:p>28818443.804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8818443.804034">
                <text:p>28818443.8040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67cm" svg:y="0.316cm" chart:style-name="ch2">
          <text:p>Raw</text:p>
        </chart:title>
        <chart:legend chart:legend-position="end" svg:x="13.499cm" svg:y="3.205cm" style:legend-expansion="high" chart:style-name="ch3"/>
        <chart:plot-area chart:style-name="ch4" table:cell-range-address="'11-2 etc'.A13:'11-2 etc'.F22 '11-2 etc'.B12:'11-2 etc'.F12" chart:data-source-has-labels="row" svg:x="0.32cm" svg:y="1.275cm" svg:width="12.859cm" svg:height="7.545cm">
          <chart:coordinate-region svg:x="2.079cm" svg:y="1.474cm" svg:width="10.91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11-2 etc'.B13:'11-2 etc'.B22" chart:label-cell-address="'11-2 etc'.B12:'11-2 etc'.B12" chart:class="chart:scatter">
            <chart:domain table:cell-range-address="'11-2 etc'.A13:'11-2 etc'.A22"/>
            <chart:data-point chart:repeated="10"/>
          </chart:series>
          <chart:series chart:style-name="ch9" chart:values-cell-range-address="'11-2 etc'.C13:'11-2 etc'.C22" chart:label-cell-address="'11-2 etc'.C12:'11-2 etc'.C12" chart:class="chart:scatter">
            <chart:data-point chart:repeated="10"/>
          </chart:series>
          <chart:series chart:style-name="ch10" chart:values-cell-range-address="'11-2 etc'.D13:'11-2 etc'.D22" chart:label-cell-address="'11-2 etc'.D12:'11-2 etc'.D12" chart:class="chart:scatter">
            <chart:data-point chart:repeated="10"/>
          </chart:series>
          <chart:series chart:style-name="ch11" chart:values-cell-range-address="'11-2 etc'.E13:'11-2 etc'.E22" chart:label-cell-address="'11-2 etc'.E12:'11-2 etc'.E12" chart:class="chart:scatter">
            <chart:data-point chart:repeated="10"/>
          </chart:series>
          <chart:series chart:style-name="ch12" chart:values-cell-range-address="'11-2 etc'.F13:'11-2 etc'.F22" chart:label-cell-address="'11-2 etc'.F12:'11-2 etc'.F1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'11-2 etc'.B12:'11-2 etc'.B12</svg:desc>
                </draw:g>
              </table:table-cell>
              <table:table-cell office:value-type="string">
                <text:p>Utilization</text:p>
                <draw:g>
                  <svg:desc>'11-2 etc'.C12:'11-2 etc'.C12</svg:desc>
                </draw:g>
              </table:table-cell>
              <table:table-cell office:value-type="string">
                <text:p>QueueLen</text:p>
                <draw:g>
                  <svg:desc>'11-2 etc'.D12:'11-2 etc'.D12</svg:desc>
                </draw:g>
              </table:table-cell>
              <table:table-cell office:value-type="string">
                <text:p>Residence</text:p>
                <draw:g>
                  <svg:desc>'11-2 etc'.E12:'11-2 etc'.E12</svg:desc>
                </draw:g>
              </table:table-cell>
              <table:table-cell office:value-type="string">
                <text:p>Response</text:p>
                <draw:g>
                  <svg:desc>'11-2 etc'.F12:'11-2 etc'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-2 etc'.A13:'11-2 etc'.A22</svg:desc>
                </draw:g>
              </table:table-cell>
              <table:table-cell office:value-type="float" office:value="10000000">
                <text:p>10000000</text:p>
                <draw:g>
                  <svg:desc>'11-2 etc'.B13:'11-2 etc'.B22</svg:desc>
                </draw:g>
              </table:table-cell>
              <table:table-cell office:value-type="float" office:value="0.5">
                <text:p>0.5</text:p>
                <draw:g>
                  <svg:desc>'11-2 etc'.C13:'11-2 etc'.C22</svg:desc>
                </draw:g>
              </table:table-cell>
              <table:table-cell office:value-type="float" office:value="0.5">
                <text:p>0.5</text:p>
                <draw:g>
                  <svg:desc>'11-2 etc'.D13:'11-2 etc'.D22</svg:desc>
                </draw:g>
              </table:table-cell>
              <table:table-cell office:value-type="float" office:value="0">
                <text:p>0</text:p>
                <draw:g>
                  <svg:desc>'11-2 etc'.E13:'11-2 etc'.E22</svg:desc>
                </draw:g>
              </table:table-cell>
              <table:table-cell office:value-type="float" office:value="0">
                <text:p>0</text:p>
                <draw:g>
                  <svg:desc>'11-2 etc'.F13:'11-2 etc'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000000">
                <text:p>16000000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50000">
                <text:p>18750000</text:p>
              </table:table-cell>
              <table:table-cell office:value-type="float" office:value="0.9375">
                <text:p>0.9375</text:p>
              </table:table-cell>
              <table:table-cell office:value-type="float" office:value="2.0625">
                <text:p>2.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692307.692308">
                <text:p>19692307.692308</text:p>
              </table:table-cell>
              <table:table-cell office:value-type="float" office:value="0.984615">
                <text:p>0.984615</text:p>
              </table:table-cell>
              <table:table-cell office:value-type="float" office:value="3.015385">
                <text:p>3.015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938650.306748">
                <text:p>19938650.306748</text:p>
              </table:table-cell>
              <table:table-cell office:value-type="float" office:value="0.996933">
                <text:p>0.996933</text:p>
              </table:table-cell>
              <table:table-cell office:value-type="float" office:value="4.003067">
                <text:p>4.003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989780.275933">
                <text:p>19989780.275933</text:p>
              </table:table-cell>
              <table:table-cell office:value-type="float" office:value="0.999489">
                <text:p>0.999489</text:p>
              </table:table-cell>
              <table:table-cell office:value-type="float" office:value="5.000511">
                <text:p>5.000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98540.145985">
                <text:p>19998540.145985</text:p>
              </table:table-cell>
              <table:table-cell office:value-type="float" office:value="0.999927">
                <text:p>0.999927</text:p>
              </table:table-cell>
              <table:table-cell office:value-type="float" office:value="6.000073">
                <text:p>6.000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999817.519913">
                <text:p>19999817.519913</text:p>
              </table:table-cell>
              <table:table-cell office:value-type="float" office:value="0.999991">
                <text:p>0.999991</text:p>
              </table:table-cell>
              <table:table-cell office:value-type="float" office:value="7.000009">
                <text:p>7.000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999979.724455">
                <text:p>19999979.724455</text:p>
              </table:table-cell>
              <table:table-cell office:value-type="float" office:value="0.999999">
                <text:p>0.999999</text:p>
              </table:table-cell>
              <table:table-cell office:value-type="float" office:value="8.000001">
                <text:p>8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99997.972446">
                <text:p>19999997.97244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